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9cd3" officeooo:paragraph-rsid="00099cd3"/>
    </style:style>
    <style:style style:name="P2" style:family="paragraph" style:parent-style-name="Standard">
      <style:text-properties officeooo:rsid="000b8ca2" officeooo:paragraph-rsid="000b8ca2"/>
    </style:style>
    <style:style style:name="P3" style:family="paragraph" style:parent-style-name="Standard">
      <style:text-properties officeooo:rsid="000bd9e9" officeooo:paragraph-rsid="000bd9e9"/>
    </style:style>
    <style:style style:name="P4" style:family="paragraph" style:parent-style-name="Standard">
      <style:text-properties officeooo:rsid="000c061b" officeooo:paragraph-rsid="000c061b"/>
    </style:style>
    <style:style style:name="P5" style:family="paragraph" style:parent-style-name="Standard">
      <style:text-properties officeooo:rsid="000d7afc" officeooo:paragraph-rsid="000d7afc"/>
    </style:style>
    <style:style style:name="P6" style:family="paragraph" style:parent-style-name="Standard">
      <style:text-properties officeooo:rsid="000d9f3c" officeooo:paragraph-rsid="000d9f3c"/>
    </style:style>
    <style:style style:name="P7" style:family="paragraph" style:parent-style-name="Standard">
      <style:text-properties officeooo:rsid="000e07d0" officeooo:paragraph-rsid="000e07d0"/>
    </style:style>
    <style:style style:name="P8" style:family="paragraph" style:parent-style-name="Standard">
      <style:text-properties officeooo:rsid="000fc6d1" officeooo:paragraph-rsid="000fc6d1"/>
    </style:style>
    <style:style style:name="P9" style:family="paragraph" style:parent-style-name="Standard">
      <style:text-properties officeooo:rsid="0010e210" officeooo:paragraph-rsid="0010e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екция Мартына 16 мая 2020</text:p>
      <text:p text:style-name="P1">Исследование ритмов бодрости</text:p>
      <text:p text:style-name="P1">https://someta.site/slides/rhythm-study/</text:p>
      <text:p text:style-name="P1">предыстория</text:p>
      <text:p text:style-name="P1">янв-июн 2016</text:p>
      <text:p text:style-name="P1">дилетантский эксперимент</text:p>
      <text:p text:style-name="P2">автор давно интересуется мозгом и биохакингом</text:p>
      <text:p text:style-name="P2">кортизоловые пики</text:p>
      <text:p text:style-name="P2">инфрадианные и ультрадианные ритмы бывают</text:p>
      <text:p text:style-name="P2">ультрадианные &lt; 24 часов</text:p>
      <text:p text:style-name="P2">напомиание про REM</text:p>
      <text:p text:style-name="P2">базовый цикл покоя-активности</text:p>
      <text:p text:style-name="P3">default mode</text:p>
      <text:p text:style-name="P3">человек думает ни о чем, но мозг при этом активен</text:p>
      <text:p text:style-name="P3">в современном мире человек потребляет много информации, и дефолт-система может редко запускаться, и мозг не отдыхает</text:p>
      <text:p text:style-name="P3">чем лучше обеспечена сенсорная депривация, тем качественнее отдых</text:p>
      <text:p text:style-name="P4">проблема, которая побудила Мартына – нересурсное состояние вечером</text:p>
      <text:p text:style-name="P5">непредсказуемость состояний ума</text:p>
      <text:p text:style-name="P5">устаю – веду себя как собачка, потом как рептилия</text:p>
      <text:p text:style-name="P1">исследование</text:p>
      <text:p text:style-name="P5">распознавать усталость – полезный навык</text:p>
      <text:p text:style-name="P6">часов силы скорее нет, но есть часы слабости</text:p>
      <text:p text:style-name="P6">отдых действительно помогает заниматься сложными делами вечером</text:p>
      <text:p text:style-name="P7">защита от подгона данных – редко смотреть на подробную аналитику</text:p>
      <text:p text:style-name="P8">Мартын отдыхал, медитируя, делая сенсорную медитацию (темнота, закрытые глаза, белый шум, тишина), выписывая мысли с помощью клавиатуры</text:p>
      <text:p text:style-name="P9">генеративная и пассивная деятельность</text:p>
      <text:p text:style-name="P1">выводы</text:p>
      <text:p text:style-name="P1">вопрос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5:05:58.264893731</meta:creation-date>
    <dc:date>2020-05-16T17:16:57.825173662</dc:date>
    <meta:editing-duration>PT18M58S</meta:editing-duration>
    <meta:editing-cycles>1</meta:editing-cycles>
    <meta:document-statistic meta:table-count="0" meta:image-count="0" meta:object-count="0" meta:page-count="1" meta:paragraph-count="28" meta:word-count="143" meta:character-count="1110" meta:non-whitespace-character-count="991"/>
    <meta:generator>LibreOffice/6.0.7.3$Linux_X86_64 LibreOffice_project/00m0$Build-3</meta:generator>
  </office:meta>
</office:document-meta>
</file>